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4.882cm"/>
    </style:style>
    <style:style style:name="co9" style:family="table-column">
      <style:table-column-properties fo:break-before="auto" style:column-width="3.784cm"/>
    </style:style>
    <style:style style:name="co10" style:family="table-column">
      <style:table-column-properties fo:break-before="auto" style:column-width="1.667cm"/>
    </style:style>
    <style:style style:name="co11" style:family="table-column">
      <style:table-column-properties fo:break-before="auto" style:column-width="1.90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ackground-color="#ffff99" fo:border="0.06pt solid #000000"/>
    </style:style>
    <style:style style:name="ce9" style:family="table-cell" style:parent-style-name="Default" style:data-style-name="N0">
      <style:table-cell-properties fo:border="0.06pt solid #000000"/>
      <style:text-properties style:font-name="Courier New1"/>
    </style:style>
    <style:style style:name="ce10" style:family="table-cell" style:parent-style-name="Default" style:data-style-name="N0">
      <style:table-cell-properties fo:background-color="transparent" fo:border="0.06pt solid #000000"/>
      <style:text-properties style:font-name="Courier New1"/>
    </style:style>
    <style:style style:name="ce11" style:family="table-cell" style:parent-style-name="Default" style:data-style-name="N0">
      <style:table-cell-properties fo:background-color="#ffff99" fo:border="0.06pt solid #000000"/>
      <style:text-properties style:font-name="Courier New1"/>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ffff99"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ffff99"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ffff99" fo:border="0.06pt solid #000000"/>
      <style:text-properties style:use-window-font-color="true" fo:language="en" fo:country="US"/>
    </style:style>
    <style:style style:name="ce22" style:family="table-cell" style:parent-style-name="Default" style:data-style-name="N0">
      <style:table-cell-properties fo:background-color="#ffff99" fo:border="0.06pt solid #000000"/>
      <style:text-properties style:use-window-font-color="true"/>
    </style:style>
    <style:style style:name="ce23" style:family="table-cell" style:parent-style-name="Default" style:data-style-name="N0">
      <style:text-properties style:use-window-font-color="true"/>
    </style:style>
    <style:style style:name="ce24" style:family="table-cell" style:parent-style-name="Default" style:data-style-name="N0">
      <style:table-cell-properties fo:background-color="#ff0000" fo:border="0.06pt solid #000000"/>
    </style:style>
    <style:style style:name="ce25" style:family="table-cell" style:parent-style-name="Default" style:data-style-name="N0">
      <style:table-cell-properties fo:border="0.06pt solid #000000"/>
      <style:text-properties fo:language="en" fo:country="US"/>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6pt solid #000000"/>
    </style:style>
    <style:style style:name="ce29" style:family="table-cell" style:parent-style-name="Default" style:data-style-name="N2">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transparent" fo:border="0.06pt solid #000000"/>
    </style:style>
    <style:style style:name="ce33"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ce16"/>
        <table:table-column table:style-name="co6" table:default-cell-style-name="ce16"/>
        <table:table-column table:style-name="co6" table:default-cell-style-name="ce23"/>
        <table:table-column table:style-name="co6" table:default-cell-style-name="ce5"/>
        <table:table-column table:style-name="co3" table:default-cell-style-name="ce5"/>
        <table:table-column table:style-name="co8" table:default-cell-style-name="ce5"/>
        <table:table-column table:style-name="co9" table:default-cell-style-name="ce5"/>
        <table:table-column table:style-name="co10" table:number-columns-repeated="11" table:default-cell-style-name="ce5"/>
        <table:table-column table:style-name="co10" table:default-cell-style-name="ce30"/>
        <table:table-column table:style-name="co11" table:number-columns-repeated="998" table:default-cell-style-name="ce5"/>
        <table:table-column table:style-name="co11"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Test size</text:p>
          </table:table-cell>
          <table:covered-table-cell/>
          <table:table-cell table:style-name="ce27" office:value-type="string" calcext:value-type="string" table:number-columns-spanned="2" table:number-rows-spanned="1">
            <text:p>Training/TestSnt</text:p>
          </table:table-cell>
          <table:covered-table-cell table:style-name="ce1"/>
          <table:table-cell table:style-name="ce26" office:value-type="string" calcext:value-type="string" table:number-columns-spanned="2" table:number-rows-spanned="1">
            <text:p>Total size</text:p>
          </table:table-cell>
          <table:covered-table-cell/>
          <table:table-cell/>
          <table:table-cell table:style-name="ce26" office:value-type="string" calcext:value-type="string" table:number-columns-spanned="2" table:number-rows-spanned="1">
            <text:p>Nonprojectivity</text:p>
          </table:table-cell>
          <table:covered-table-cell/>
          <table:table-cell table:number-columns-repeated="999"/>
        </table:table-row>
        <table:table-row table:style-name="ro1">
          <table:covered-table-cell table:number-columns-repeated="4" table:style-name="ce1"/>
          <table:covered-table-cell table:number-columns-repeated="4" table:style-name="ce12"/>
          <table:covered-table-cell table:style-name="ce18"/>
          <table:covered-table-cell table:number-columns-repeated="4"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number-columns-repeated="2" table:style-name="ce27" office:value-type="string" calcext:value-type="string">
            <text:p>%</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style-name="ce1" office:value-type="string" calcext:value-type="string">
            <text:p>Deps</text:p>
          </table:table-cell>
          <table:table-cell table:style-name="ce31" office:value-type="string" calcext:value-type="string">
            <text:p>Percent</text:p>
          </table:table-cell>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9" office:value-type="string" calcext:value-type="string">
            <text:p>/net/data/conll/2006/ar</text:p>
          </table:table-cell>
          <table:table-cell table:style-name="ce6"/>
          <table:table-cell table:style-name="ce7" office:value-type="string" calcext:value-type="string">
            <text:p>CoNLL 2006</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8" table:formula="of:=[.O3]/[.U3]*100" office:value-type="float" office:value="90.9090909090909" calcext:value-type="float">
            <text:p>91</text:p>
          </table:table-cell>
          <table:table-cell table:style-name="ce28" table:formula="of:=[.Q3]/[.U3]*100" office:value-type="float" office:value="9.09090909090909" calcext:value-type="float">
            <text:p>9</text:p>
          </table:table-cell>
          <table:table-cell table:style-name="ce6" table:formula="of:=[.O3]+[.Q3]" office:value-type="float" office:value="1606" calcext:value-type="float">
            <text:p>1606</text:p>
          </table:table-cell>
          <table:table-cell table:style-name="ce6" table:formula="of:=[.P3]+[.R3]" office:value-type="float" office:value="59752" calcext:value-type="float">
            <text:p>59752</text:p>
          </table:table-cell>
          <table:table-cell table:style-name="ce29" table:formula="of:=([.P3]+[.R3])/([.O3]+[.Q3])" office:value-type="float" office:value="37.2054794520548" calcext:value-type="float">
            <text:p>37,21</text:p>
          </table:table-cell>
          <table:table-cell table:style-name="ce7"/>
          <table:table-cell table:style-name="ce32"/>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8" table:formula="of:=[.O4]/[.U4]*100" office:value-type="float" office:value="95.695037791653" calcext:value-type="float">
            <text:p>96</text:p>
          </table:table-cell>
          <table:table-cell table:style-name="ce28" table:formula="of:=[.Q4]/[.U4]*100" office:value-type="float" office:value="4.30496220834703" calcext:value-type="float">
            <text:p>4</text:p>
          </table:table-cell>
          <table:table-cell table:style-name="ce6" table:formula="of:=[.O4]+[.Q4]" office:value-type="float" office:value="3043" calcext:value-type="float">
            <text:p>3043</text:p>
          </table:table-cell>
          <table:table-cell table:style-name="ce6" table:formula="of:=[.P4]+[.R4]" office:value-type="float" office:value="116793" calcext:value-type="float">
            <text:p>116793</text:p>
          </table:table-cell>
          <table:table-cell table:style-name="ce29" table:formula="of:=([.P4]+[.R4])/([.O4]+[.Q4])" office:value-type="float" office:value="38.3808741373644" calcext:value-type="float">
            <text:p>38,38</text:p>
          </table:table-cell>
          <table:table-cell table:style-name="ce6" office:value-type="float" office:value="431" calcext:value-type="float">
            <text:p>431</text:p>
          </table:table-cell>
          <table:table-cell table:style-name="ce29" table:formula="of:=[.X4]/([.R4]+[.P4])*100" office:value-type="float" office:value="0.369028965777059" calcext:value-type="float">
            <text:p>0,37</text:p>
          </table:table-cell>
          <table:table-cell table:number-columns-repeated="999"/>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15</text:p>
          </table:table-cell>
          <table:table-cell table:style-name="ce6" office:value-type="string" calcext:value-type="string">
            <text:p>PADT 1.5</text:p>
          </table:table-cell>
          <table:table-cell table:style-name="ce13" office:value-type="string" calcext:value-type="string">
            <text:p>HamleDT 1.5</text:p>
          </table:table-cell>
          <table:table-cell table:style-name="ce13" office:value-type="string" calcext:value-type="string">
            <text:p>NOT YET</text:p>
          </table:table-cell>
          <table:table-cell table:style-name="ce13" table:number-columns-repeated="2"/>
          <table:table-cell table:style-name="ce19"/>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8" table:formula="of:=[.O5]/[.U5]*100" office:value-type="float" office:value="89.8225469728601" calcext:value-type="float">
            <text:p>90</text:p>
          </table:table-cell>
          <table:table-cell table:style-name="ce28" table:formula="of:=[.Q5]/[.U5]*100" office:value-type="float" office:value="10.1774530271399" calcext:value-type="float">
            <text:p>10</text:p>
          </table:table-cell>
          <table:table-cell table:style-name="ce6" table:formula="of:=[.O5]+[.Q5]" office:value-type="float" office:value="7664" calcext:value-type="float">
            <text:p>7664</text:p>
          </table:table-cell>
          <table:table-cell table:style-name="ce6" table:formula="of:=[.P5]+[.R5]" office:value-type="float" office:value="282246" calcext:value-type="float">
            <text:p>282246</text:p>
          </table:table-cell>
          <table:table-cell table:style-name="ce29" table:formula="of:=([.P5]+[.R5])/([.O5]+[.Q5])" office:value-type="float" office:value="36.8275052192067" calcext:value-type="float">
            <text:p>36,83</text:p>
          </table:table-cell>
          <table:table-cell table:style-name="ce7" office:value-type="float" office:value="981" calcext:value-type="float">
            <text:p>981</text:p>
          </table:table-cell>
          <table:table-cell table:style-name="ce32" table:formula="of:=[.X5]/([.R5]+[.P5])*100" office:value-type="float" office:value="0.347569141812461" calcext:value-type="float">
            <text:p>0,35</text:p>
          </table:table-cell>
          <table:table-cell table:number-columns-repeated="999"/>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8" table:formula="of:=[.O6]/[.U6]*100" office:value-type="float" office:value="90.0053447354356" calcext:value-type="float">
            <text:p>90</text:p>
          </table:table-cell>
          <table:table-cell table:style-name="ce28" table:formula="of:=[.Q6]/[.U6]*100" office:value-type="float" office:value="9.9946552645644" calcext:value-type="float">
            <text:p>10</text:p>
          </table:table-cell>
          <table:table-cell table:style-name="ce6" table:formula="of:=[.O6]+[.Q6]" office:value-type="float" office:value="11226" calcext:value-type="float">
            <text:p>11226</text:p>
          </table:table-cell>
          <table:table-cell table:style-name="ce6" table:formula="of:=[.P6]+[.R6]" office:value-type="float" office:value="151604" calcext:value-type="float">
            <text:p>151604</text:p>
          </table:table-cell>
          <table:table-cell table:style-name="ce29" table:formula="of:=([.P6]+[.R6])/([.O6]+[.Q6])" office:value-type="float" office:value="13.5047211829681" calcext:value-type="float">
            <text:p>13,50</text:p>
          </table:table-cell>
          <table:table-cell table:style-name="ce7" office:value-type="float" office:value="1925" calcext:value-type="float">
            <text:p>1925</text:p>
          </table:table-cell>
          <table:table-cell table:style-name="ce29" table:formula="of:=[.X6]/([.R6]+[.P6])*100" office:value-type="float" office:value="1.2697554154244" calcext:value-type="float">
            <text:p>1,27</text:p>
          </table:table-cell>
          <table:table-cell table:number-columns-repeated="999"/>
        </table:table-row>
        <table:table-row table:style-name="ro1">
          <table:table-cell table:style-name="ce3"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5" table:number-columns-repeated="3"/>
          <table:table-cell table:style-name="ce20"/>
          <table:table-cell table:style-name="ce7"/>
          <table:table-cell table:style-name="ce7" office:value-type="string" calcext:value-type="string">
            <text:p>CoNLL 2007</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5"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8" table:formula="of:=[.O8]/[.U8]*100" office:value-type="float" office:value="86.7256637168142" calcext:value-type="float">
            <text:p>87</text:p>
          </table:table-cell>
          <table:table-cell table:style-name="ce28" table:formula="of:=[.Q8]/[.U8]*100" office:value-type="float" office:value="13.2743362831858" calcext:value-type="float">
            <text:p>13</text:p>
          </table:table-cell>
          <table:table-cell table:style-name="ce6" table:formula="of:=[.O8]+[.Q8]" office:value-type="float" office:value="1130" calcext:value-type="float">
            <text:p>1130</text:p>
          </table:table-cell>
          <table:table-cell table:style-name="ce6" table:formula="of:=[.P8]+[.R8]" office:value-type="float" office:value="7260" calcext:value-type="float">
            <text:p>7260</text:p>
          </table:table-cell>
          <table:table-cell table:style-name="ce29" table:formula="of:=([.P8]+[.R8])/([.O8]+[.Q8])" office:value-type="float" office:value="6.42477876106195" calcext:value-type="float">
            <text:p>6,42</text:p>
          </table:table-cell>
          <table:table-cell table:style-name="ce7"/>
          <table:table-cell table:style-name="ce29"/>
          <table:table-cell table:number-columns-repeated="999"/>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8" table:formula="of:=[.O9]/[.U9]*100" office:value-type="float" office:value="86.7139061116032" calcext:value-type="float">
            <text:p>87</text:p>
          </table:table-cell>
          <table:table-cell table:style-name="ce28" table:formula="of:=[.Q9]/[.U9]*100" office:value-type="float" office:value="13.2860938883968" calcext:value-type="float">
            <text:p>13</text:p>
          </table:table-cell>
          <table:table-cell table:style-name="ce6" table:formula="of:=[.O9]+[.Q9]" office:value-type="float" office:value="1129" calcext:value-type="float">
            <text:p>1129</text:p>
          </table:table-cell>
          <table:table-cell table:style-name="ce6" table:formula="of:=[.P9]+[.R9]" office:value-type="float" office:value="7252" calcext:value-type="float">
            <text:p>7252</text:p>
          </table:table-cell>
          <table:table-cell table:style-name="ce29" table:formula="of:=([.P9]+[.R9])/([.O9]+[.Q9])" office:value-type="float" office:value="6.42338352524358" calcext:value-type="float">
            <text:p>6,42</text:p>
          </table:table-cell>
          <table:table-cell table:style-name="ce6" office:value-type="float" office:value="78" calcext:value-type="float">
            <text:p>78</text:p>
          </table:table-cell>
          <table:table-cell table:style-name="ce29" table:formula="of:=[.X9]/([.R9]+[.P9])*100" office:value-type="float" office:value="1.07556536127965" calcext:value-type="float">
            <text:p>1,08</text:p>
          </table:table-cell>
          <table:table-cell table:number-columns-repeated="999"/>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conll2006</text:p>
          </table:table-cell>
          <table:table-cell table:style-name="ce6" office:value-type="string" calcext:value-type="string">
            <text:p>BulTreeBank/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8" table:formula="of:=[.O10]/[.U10]*100" office:value-type="float" office:value="96.9896376976023" calcext:value-type="float">
            <text:p>97</text:p>
          </table:table-cell>
          <table:table-cell table:style-name="ce28" table:formula="of:=[.Q10]/[.U10]*100" office:value-type="float" office:value="3.0103623023977" calcext:value-type="float">
            <text:p>3</text:p>
          </table:table-cell>
          <table:table-cell table:style-name="ce6" table:formula="of:=[.O10]+[.Q10]" office:value-type="float" office:value="13221" calcext:value-type="float">
            <text:p>13221</text:p>
          </table:table-cell>
          <table:table-cell table:style-name="ce6" table:formula="of:=[.P10]+[.R10]" office:value-type="float" office:value="196151" calcext:value-type="float">
            <text:p>196151</text:p>
          </table:table-cell>
          <table:table-cell table:style-name="ce29" table:formula="of:=([.P10]+[.R10])/([.O10]+[.Q10])" office:value-type="float" office:value="14.8363210044626" calcext:value-type="float">
            <text:p>14,84</text:p>
          </table:table-cell>
          <table:table-cell table:style-name="ce6" office:value-type="float" office:value="747" calcext:value-type="float">
            <text:p>747</text:p>
          </table:table-cell>
          <table:table-cell table:style-name="ce29" table:formula="of:=[.X10]/([.R10]+[.P10])*100" office:value-type="float" office:value="0.380829055166683" calcext:value-type="float">
            <text:p>0,38</text:p>
          </table:table-cell>
          <table:table-cell table:number-columns-repeated="999"/>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7"/>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8" table:formula="of:=[.O11]/[.U11]*100" office:value-type="float" office:value="98.895867768595" calcext:value-type="float">
            <text:p>99</text:p>
          </table:table-cell>
          <table:table-cell table:style-name="ce28" table:formula="of:=[.Q11]/[.U11]*100" office:value-type="float" office:value="1.10413223140496" calcext:value-type="float">
            <text:p>1</text:p>
          </table:table-cell>
          <table:table-cell table:style-name="ce6" table:formula="of:=[.O11]+[.Q11]" office:value-type="float" office:value="15125" calcext:value-type="float">
            <text:p>15125</text:p>
          </table:table-cell>
          <table:table-cell table:style-name="ce6" table:formula="of:=[.P11]+[.R11]" office:value-type="float" office:value="435860" calcext:value-type="float">
            <text:p>435860</text:p>
          </table:table-cell>
          <table:table-cell table:style-name="ce29" table:formula="of:=([.P11]+[.R11])/([.O11]+[.Q11])" office:value-type="float" office:value="28.8171900826446" calcext:value-type="float">
            <text:p>28,82</text:p>
          </table:table-cell>
          <table:table-cell table:style-name="ce6"/>
          <table:table-cell table:style-name="ce29"/>
          <table:table-cell table:number-columns-repeated="999"/>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10"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8" table:formula="of:=[.O12]/[.U12]*100" office:value-type="float" office:value="88.448137228625" calcext:value-type="float">
            <text:p>88</text:p>
          </table:table-cell>
          <table:table-cell table:style-name="ce28" table:formula="of:=[.Q12]/[.U12]*100" office:value-type="float" office:value="11.551862771375" calcext:value-type="float">
            <text:p>12</text:p>
          </table:table-cell>
          <table:table-cell table:style-name="ce6" table:formula="of:=[.O12]+[.Q12]" office:value-type="float" office:value="14924" calcext:value-type="float">
            <text:p>14924</text:p>
          </table:table-cell>
          <table:table-cell table:style-name="ce6" table:formula="of:=[.P12]+[.R12]" office:value-type="float" office:value="443317" calcext:value-type="float">
            <text:p>443317</text:p>
          </table:table-cell>
          <table:table-cell table:style-name="ce29" table:formula="of:=([.P12]+[.R12])/([.O12]+[.Q12])" office:value-type="float" office:value="29.7049718574109" calcext:value-type="float">
            <text:p>29,70</text:p>
          </table:table-cell>
          <table:table-cell table:style-name="ce6" office:value-type="float" office:value="0" calcext:value-type="float">
            <text:p>0</text:p>
          </table:table-cell>
          <table:table-cell table:style-name="ce29" table:formula="of:=[.X12]/([.R12]+[.P12])*100" office:value-type="float" office:value="0" calcext:value-type="float">
            <text:p>0,00</text:p>
          </table:table-cell>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9" office:value-type="string" calcext:value-type="string">
            <text:p>/net/data/conll/2006/cs</text:p>
          </table:table-cell>
          <table:table-cell table:style-name="ce6"/>
          <table:table-cell table:style-name="ce7" office:value-type="string" calcext:value-type="string">
            <text:p>CoNLL 2006</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8" table:formula="of:=[.O13]/[.U13]*100" office:value-type="float" office:value="99.5004653199759" calcext:value-type="float">
            <text:p>100</text:p>
          </table:table-cell>
          <table:table-cell table:style-name="ce28" table:formula="of:=[.Q13]/[.U13]*100" office:value-type="float" office:value="0.499534680024087" calcext:value-type="float">
            <text:p>0</text:p>
          </table:table-cell>
          <table:table-cell table:style-name="ce6" table:formula="of:=[.O13]+[.Q13]" office:value-type="float" office:value="73068" calcext:value-type="float">
            <text:p>73068</text:p>
          </table:table-cell>
          <table:table-cell table:style-name="ce6" table:formula="of:=[.P13]+[.R13]" office:value-type="float" office:value="1255261" calcext:value-type="float">
            <text:p>1255261</text:p>
          </table:table-cell>
          <table:table-cell table:style-name="ce29" table:formula="of:=([.P13]+[.R13])/([.O13]+[.Q13])" office:value-type="float" office:value="17.1793534789511" calcext:value-type="float">
            <text:p>17,18</text:p>
          </table:table-cell>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9"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8" table:formula="of:=[.O14]/[.U14]*100" office:value-type="float" office:value="98.8849902534113" calcext:value-type="float">
            <text:p>99</text:p>
          </table:table-cell>
          <table:table-cell table:style-name="ce28" table:formula="of:=[.Q14]/[.U14]*100" office:value-type="float" office:value="1.11500974658869" calcext:value-type="float">
            <text:p>1</text:p>
          </table:table-cell>
          <table:table-cell table:style-name="ce6" table:formula="of:=[.O14]+[.Q14]" office:value-type="float" office:value="25650" calcext:value-type="float">
            <text:p>25650</text:p>
          </table:table-cell>
          <table:table-cell table:style-name="ce6" table:formula="of:=[.P14]+[.R14]" office:value-type="float" office:value="437020" calcext:value-type="float">
            <text:p>437020</text:p>
          </table:table-cell>
          <table:table-cell table:style-name="ce29" table:formula="of:=([.P14]+[.R14])/([.O14]+[.Q14])" office:value-type="float" office:value="17.0378167641326" calcext:value-type="float">
            <text:p>17,04</text:p>
          </table:table-cell>
          <table:table-cell table:style-name="ce6" office:value-type="float" office:value="8351" calcext:value-type="float">
            <text:p>8351</text:p>
          </table:table-cell>
          <table:table-cell table:style-name="ce29" table:formula="of:=[.X14]/([.R14]+[.P14])*100" office:value-type="float" office:value="1.91089652647476" calcext:value-type="float">
            <text:p>1,91</text:p>
          </table:table-cell>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cs</text:p>
          </table:table-cell>
          <table:table-cell table:style-name="ce6"/>
          <table:table-cell table:style-name="ce7" office:value-type="string" calcext:value-type="string">
            <text:p>CoNLL 2009</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8" table:formula="of:=[.O15]/[.U15]*100" office:value-type="float" office:value="90.1886353050768" calcext:value-type="float">
            <text:p>90</text:p>
          </table:table-cell>
          <table:table-cell table:style-name="ce28" table:formula="of:=[.Q15]/[.U15]*100" office:value-type="float" office:value="9.81136469492315" calcext:value-type="float">
            <text:p>10</text:p>
          </table:table-cell>
          <table:table-cell table:style-name="ce6" table:formula="of:=[.O15]+[.Q15]" office:value-type="float" office:value="42940" calcext:value-type="float">
            <text:p>42940</text:p>
          </table:table-cell>
          <table:table-cell table:style-name="ce6" table:formula="of:=[.P15]+[.R15]" office:value-type="float" office:value="722892" calcext:value-type="float">
            <text:p>722892</text:p>
          </table:table-cell>
          <table:table-cell table:style-name="ce29" table:formula="of:=([.P15]+[.R15])/([.O15]+[.Q15])" office:value-type="float" office:value="16.8349324639031" calcext:value-type="float">
            <text:p>16,83</text:p>
          </table:table-cell>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pdt25</text:p>
          </table:table-cell>
          <table:table-cell table:style-name="ce6" office:value-type="string" calcext:value-type="string">
            <text:p>PDT 2.5</text:p>
          </table:table-cell>
          <table:table-cell table:style-name="ce13" table:number-columns-repeated="4"/>
          <table:table-cell table:style-name="ce19"/>
          <table:table-cell table:style-name="ce6"/>
          <table:table-cell table:style-name="ce7" office:value-type="string" calcext:value-type="string">
            <text:p>ÚFAL / Lindat</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table:number-columns-repeated="4"/>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9"/>
          <table:table-cell table:style-name="ce6"/>
          <table:table-cell table:style-name="ce7"/>
          <table:table-cell table:style-name="ce6" office:value-type="string" calcext: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9"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9"/>
          <table:table-cell table:style-name="ce6"/>
          <table:table-cell table:style-name="ce7"/>
          <table:table-cell table:style-name="ce6" office:value-type="string" calcext:value-type="string">
            <text:p>ours</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8" table:formula="of:=[.O19]/[.U19]*100" office:value-type="float" office:value="94.1582002902758" calcext:value-type="float">
            <text:p>94</text:p>
          </table:table-cell>
          <table:table-cell table:style-name="ce28" table:formula="of:=[.Q19]/[.U19]*100" office:value-type="float" office:value="5.84179970972424" calcext:value-type="float">
            <text:p>6</text:p>
          </table:table-cell>
          <table:table-cell table:style-name="ce6" table:formula="of:=[.O19]+[.Q19]" office:value-type="float" office:value="5512" calcext:value-type="float">
            <text:p>5512</text:p>
          </table:table-cell>
          <table:table-cell table:style-name="ce6" table:formula="of:=[.P19]+[.R19]" office:value-type="float" office:value="100238" calcext:value-type="float">
            <text:p>100238</text:p>
          </table:table-cell>
          <table:table-cell table:style-name="ce29" table:formula="of:=([.P19]+[.R19])/([.O19]+[.Q19])" office:value-type="float" office:value="18.1854136429608" calcext:value-type="float">
            <text:p>18,19</text:p>
          </table:table-cell>
          <table:table-cell table:style-name="ce6" office:value-type="float" office:value="988" calcext:value-type="float">
            <text:p>988</text:p>
          </table:table-cell>
          <table:table-cell table:style-name="ce29" table:formula="of:=[.X19]/([.R19]+[.P19])*100" office:value-type="float" office:value="0.985654143139328" calcext:value-type="float">
            <text:p>0,99</text:p>
          </table:table-cell>
          <table:table-cell table:number-columns-repeated="999"/>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9"/>
          <table:table-cell table:style-name="ce6"/>
          <table:table-cell table:style-name="ce7"/>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10"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9"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8" table:formula="of:=[.O21]/[.U21]*100" office:value-type="float" office:value="97.1896614488533" calcext:value-type="float">
            <text:p>97</text:p>
          </table:table-cell>
          <table:table-cell table:style-name="ce28" table:formula="of:=[.Q21]/[.U21]*100" office:value-type="float" office:value="2.81033855114671" calcext:value-type="float">
            <text:p>3</text:p>
          </table:table-cell>
          <table:table-cell table:style-name="ce6" table:formula="of:=[.O21]+[.Q21]" office:value-type="float" office:value="13735" calcext:value-type="float">
            <text:p>13735</text:p>
          </table:table-cell>
          <table:table-cell table:style-name="ce6" table:formula="of:=[.P21]+[.R21]" office:value-type="float" office:value="200654" calcext:value-type="float">
            <text:p>200654</text:p>
          </table:table-cell>
          <table:table-cell table:style-name="ce29" table:formula="of:=([.P21]+[.R21])/([.O21]+[.Q21])" office:value-type="float" office:value="14.6089552238806" calcext:value-type="float">
            <text:p>14,61</text:p>
          </table:table-cell>
          <table:table-cell table:style-name="ce7" office:value-type="float" office:value="10858" calcext:value-type="float">
            <text:p>10858</text:p>
          </table:table-cell>
          <table:table-cell table:style-name="ce29" table:formula="of:=[.X21]/([.R21]+[.P21])*100" office:value-type="float" office:value="5.41130503254358" calcext:value-type="float">
            <text:p>5,41</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6" office:value-type="string" calcext:value-type="string">
            <text:p>LDC</text:p>
          </table:table-cell>
          <table:table-cell table:style-name="ce25"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5"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8" table:formula="of:=[.O22]/[.U22]*100" office:value-type="float" office:value="98.8611569368315" calcext:value-type="float">
            <text:p>99</text:p>
          </table:table-cell>
          <table:table-cell table:style-name="ce28" table:formula="of:=[.Q22]/[.U22]*100" office:value-type="float" office:value="1.13884306316854" calcext:value-type="float">
            <text:p>1</text:p>
          </table:table-cell>
          <table:table-cell table:style-name="ce6" table:formula="of:=[.O22]+[.Q22]" office:value-type="float" office:value="18791" calcext:value-type="float">
            <text:p>18791</text:p>
          </table:table-cell>
          <table:table-cell table:style-name="ce6" table:formula="of:=[.P22]+[.R22]" office:value-type="float" office:value="451576" calcext:value-type="float">
            <text:p>451576</text:p>
          </table:table-cell>
          <table:table-cell table:style-name="ce29" table:formula="of:=([.P22]+[.R22])/([.O22]+[.Q22])" office:value-type="float" office:value="24.0315044436166" calcext:value-type="float">
            <text:p>24,03</text:p>
          </table:table-cell>
          <table:table-cell table:style-name="ce6" office:value-type="float" office:value="1493" calcext:value-type="float">
            <text:p>1493</text:p>
          </table:table-cell>
          <table:table-cell table:style-name="ce29" table:formula="of:=[.X22]/([.R22]+[.P22])*100" office:value-type="float" office:value="0.330619873509664" calcext:value-type="float">
            <text:p>0,33</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8" table:formula="of:=[.O23]/[.U23]*100" office:value-type="float" office:value="96.7153374535247" calcext:value-type="float">
            <text:p>97</text:p>
          </table:table-cell>
          <table:table-cell table:style-name="ce28" table:formula="of:=[.Q23]/[.U23]*100" office:value-type="float" office:value="3.28466254647527" calcext:value-type="float">
            <text:p>3</text:p>
          </table:table-cell>
          <table:table-cell table:style-name="ce6" table:formula="of:=[.O23]+[.Q23]" office:value-type="float" office:value="40613" calcext:value-type="float">
            <text:p>40613</text:p>
          </table:table-cell>
          <table:table-cell table:style-name="ce6" table:formula="of:=[.P23]+[.R23]" office:value-type="float" office:value="991535" calcext:value-type="float">
            <text:p>991535</text:p>
          </table:table-cell>
          <table:table-cell table:style-name="ce29" table:formula="of:=([.P23]+[.R23])/([.O23]+[.Q23])" office:value-type="float" office:value="24.4142269716593" calcext:value-type="float">
            <text:p>24,41</text:p>
          </table:table-cell>
          <table:table-cell table:style-name="ce6" office:value-type="float" office:value="3819" calcext:value-type="float">
            <text:p>3819</text:p>
          </table:table-cell>
          <table:table-cell table:style-name="ce29" table:formula="of:=[.X23]/([.R23]+[.P23])*100" office:value-type="float" office:value="0.385160382639039" calcext:value-type="float">
            <text:p>0,39</text:p>
          </table:table-cell>
          <table:table-cell table:number-columns-repeated="999"/>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5" table:number-columns-repeated="2"/>
          <table:table-cell table:style-name="ce15" office:value-type="string" calcext:value-type="string">
            <text:p>PCEDT</text:p>
          </table:table-cell>
          <table:table-cell table:style-name="ce20"/>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10"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8" table:formula="of:=[.O25]/[.U25]*100" office:value-type="float" office:value="90.0380228136882" calcext:value-type="float">
            <text:p>90</text:p>
          </table:table-cell>
          <table:table-cell table:style-name="ce28" table:formula="of:=[.Q25]/[.U25]*100" office:value-type="float" office:value="9.96197718631179" calcext:value-type="float">
            <text:p>10</text:p>
          </table:table-cell>
          <table:table-cell table:style-name="ce6" table:formula="of:=[.O25]+[.Q25]" office:value-type="float" office:value="1315" calcext:value-type="float">
            <text:p>1315</text:p>
          </table:table-cell>
          <table:table-cell table:style-name="ce6" table:formula="of:=[.P25]+[.R25]" office:value-type="float" office:value="9491" calcext:value-type="float">
            <text:p>9491</text:p>
          </table:table-cell>
          <table:table-cell table:style-name="ce29" table:formula="of:=([.P25]+[.R25])/([.O25]+[.Q25])" office:value-type="float" office:value="7.21749049429658" calcext:value-type="float">
            <text:p>7,22</text:p>
          </table:table-cell>
          <table:table-cell table:style-name="ce7" office:value-type="float" office:value="7" calcext:value-type="float">
            <text:p>7</text:p>
          </table:table-cell>
          <table:table-cell table:style-name="ce29" table:formula="of:=[.X25]/([.R25]+[.P25])*100" office:value-type="float" office:value="0.0737540828152987" calcext:value-type="float">
            <text:p>0,07</text:p>
          </table:table-cell>
          <table:table-cell table:number-columns-repeated="999"/>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8" table:formula="of:=[.O26]/[.U26]*100" office:value-type="float" office:value="90.0162526120269" calcext:value-type="float">
            <text:p>90</text:p>
          </table:table-cell>
          <table:table-cell table:style-name="ce28" table:formula="of:=[.Q26]/[.U26]*100" office:value-type="float" office:value="9.98374738797307" calcext:value-type="float">
            <text:p>10</text:p>
          </table:table-cell>
          <table:table-cell table:style-name="ce6" table:formula="of:=[.O26]+[.Q26]" office:value-type="float" office:value="4307" calcext:value-type="float">
            <text:p>4307</text:p>
          </table:table-cell>
          <table:table-cell table:style-name="ce6" table:formula="of:=[.P26]+[.R26]" office:value-type="float" office:value="58576" calcext:value-type="float">
            <text:p>58576</text:p>
          </table:table-cell>
          <table:table-cell table:style-name="ce29" table:formula="of:=([.P26]+[.R26])/([.O26]+[.Q26])" office:value-type="float" office:value="13.6001857441375" calcext:value-type="float">
            <text:p>13,60</text:p>
          </table:table-cell>
          <table:table-cell table:style-name="ce7" office:value-type="float" office:value="299" calcext:value-type="float">
            <text:p>299</text:p>
          </table:table-cell>
          <table:table-cell table:style-name="ce29" table:formula="of:=[.X26]/([.R26]+[.P26])*100" office:value-type="float" office:value="0.510447965036875" calcext:value-type="float">
            <text:p>0,51</text:p>
          </table:table-cell>
          <table:table-cell table:number-columns-repeated="999"/>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10"/>
          <table:table-cell table:style-name="ce7"/>
          <table:table-cell table:style-name="ce13"/>
          <table:table-cell table:style-name="ce15" table:number-columns-repeated="3"/>
          <table:table-cell table:style-name="ce20"/>
          <table:table-cell table:style-name="ce7" table:number-columns-repeated="9"/>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number-columns-repeated="2"/>
          <table:table-cell table:style-name="ce15" office:value-type="string" calcext:value-type="string">
            <text:p>GRUG</text:p>
          </table:table-cell>
          <table:table-cell table:style-name="ce20"/>
          <table:table-cell table:style-name="ce7" table:number-columns-repeated="2"/>
          <table:table-cell table:style-name="ce7" office:value-type="string" calcext: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9" office:value-type="string" calcext:value-type="string">
            <text:p>/net/data/conll/2006/de</text:p>
          </table:table-cell>
          <table:table-cell table:style-name="ce6"/>
          <table:table-cell table:style-name="ce7" office:value-type="string" calcext:value-type="string">
            <text:p>CoNLL 2006</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8" table:formula="of:=[.O29]/[.U29]*100" office:value-type="float" office:value="99.0978697596846" calcext:value-type="float">
            <text:p>99</text:p>
          </table:table-cell>
          <table:table-cell table:style-name="ce28" table:formula="of:=[.Q29]/[.U29]*100" office:value-type="float" office:value="0.902130240315366" calcext:value-type="float">
            <text:p>1</text:p>
          </table:table-cell>
          <table:table-cell table:style-name="ce6" table:formula="of:=[.O29]+[.Q29]" office:value-type="float" office:value="39573" calcext:value-type="float">
            <text:p>39573</text:p>
          </table:table-cell>
          <table:table-cell table:style-name="ce6" table:formula="of:=[.P29]+[.R29]" office:value-type="float" office:value="705304" calcext:value-type="float">
            <text:p>705304</text:p>
          </table:table-cell>
          <table:table-cell table:style-name="ce29" table:formula="of:=([.P29]+[.R29])/([.O29]+[.Q29])" office:value-type="float" office:value="17.8228590200389" calcext:value-type="float">
            <text:p>17,82</text:p>
          </table:table-cell>
          <table:table-cell table:style-name="ce6"/>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8" table:formula="of:=[.O30]/[.U30]*100" office:value-type="float" office:value="94.7396107311941" calcext:value-type="float">
            <text:p>95</text:p>
          </table:table-cell>
          <table:table-cell table:style-name="ce28" table:formula="of:=[.Q30]/[.U30]*100" office:value-type="float" office:value="5.26038926880589" calcext:value-type="float">
            <text:p>5</text:p>
          </table:table-cell>
          <table:table-cell table:style-name="ce6" table:formula="of:=[.O30]+[.Q30]" office:value-type="float" office:value="38020" calcext:value-type="float">
            <text:p>38020</text:p>
          </table:table-cell>
          <table:table-cell table:style-name="ce6" table:formula="of:=[.P30]+[.R30]" office:value-type="float" office:value="680710" calcext:value-type="float">
            <text:p>680710</text:p>
          </table:table-cell>
          <table:table-cell table:style-name="ce29" table:formula="of:=([.P30]+[.R30])/([.O30]+[.Q30])" office:value-type="float" office:value="17.9039978958443" calcext:value-type="float">
            <text:p>17,90</text:p>
          </table:table-cell>
          <table:table-cell table:style-name="ce6" office:value-type="float" office:value="15875" calcext:value-type="float">
            <text:p>15875</text:p>
          </table:table-cell>
          <table:table-cell table:style-name="ce29" table:formula="of:=[.X30]/([.R30]+[.P30])*100" office:value-type="float" office:value="2.33212381190228" calcext:value-type="float">
            <text:p>2,33</text:p>
          </table:table-cell>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table:table-cell table:style-name="ce6" office:value-type="string" calcext:value-type="string">
            <text:p>TüBa</text:p>
          </table:table-cell>
          <table:table-cell table:style-name="ce13" table:number-columns-repeated="4"/>
          <table:table-cell table:style-name="ce19"/>
          <table:table-cell table:style-name="ce6"/>
          <table:table-cell table:style-name="ce7"/>
          <table:table-cell table:style-name="ce6" table:number-columns-repeated="7"/>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9"/>
          <table:table-cell table:style-name="ce6"/>
          <table:table-cell table:style-name="ce7"/>
          <table:table-cell table:style-name="ce6" office:value-type="string" calcext: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8" table:formula="of:=[.O33]/[.U33]*100" office:value-type="float" office:value="93.2115782219159" calcext:value-type="float">
            <text:p>93</text:p>
          </table:table-cell>
          <table:table-cell table:style-name="ce28" table:formula="of:=[.Q33]/[.U33]*100" office:value-type="float" office:value="6.78842177808408" calcext:value-type="float">
            <text:p>7</text:p>
          </table:table-cell>
          <table:table-cell table:style-name="ce6" table:formula="of:=[.O33]+[.Q33]" office:value-type="float" office:value="2902" calcext:value-type="float">
            <text:p>2902</text:p>
          </table:table-cell>
          <table:table-cell table:style-name="ce6" table:formula="of:=[.P33]+[.R33]" office:value-type="float" office:value="70223" calcext:value-type="float">
            <text:p>70223</text:p>
          </table:table-cell>
          <table:table-cell table:style-name="ce29" table:formula="of:=([.P33]+[.R33])/([.O33]+[.Q33])" office:value-type="float" office:value="24.1981392143349" calcext:value-type="float">
            <text:p>24,20</text:p>
          </table:table-cell>
          <table:table-cell table:style-name="ce6" office:value-type="float" office:value="823" calcext:value-type="float">
            <text:p>823</text:p>
          </table:table-cell>
          <table:table-cell table:style-name="ce29" table:formula="of:=[.X33]/([.R33]+[.P33])*100" office:value-type="float" office:value="1.17198069008729" calcext:value-type="float">
            <text:p>1,17</text:p>
          </table:table-cell>
          <table:table-cell table:number-columns-repeated="999"/>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8" table:formula="of:=[.O34]/[.U34]*100" office:value-type="float" office:value="97.5047258979206" calcext:value-type="float">
            <text:p>98</text:p>
          </table:table-cell>
          <table:table-cell table:style-name="ce28" table:formula="of:=[.Q34]/[.U34]*100" office:value-type="float" office:value="2.49527410207939" calcext:value-type="float">
            <text:p>2</text:p>
          </table:table-cell>
          <table:table-cell table:style-name="ce6" table:formula="of:=[.O34]+[.Q34]" office:value-type="float" office:value="21160" calcext:value-type="float">
            <text:p>21160</text:p>
          </table:table-cell>
          <table:table-cell table:style-name="ce6" table:formula="of:=[.P34]+[.R34]" office:value-type="float" office:value="308882" calcext:value-type="float">
            <text:p>308882</text:p>
          </table:table-cell>
          <table:table-cell table:style-name="ce29" table:formula="of:=([.P34]+[.R34])/([.O34]+[.Q34])" office:value-type="float" office:value="14.5974480151229" calcext:value-type="float">
            <text:p>14,60</text:p>
          </table:table-cell>
          <table:table-cell table:style-name="ce7" office:value-type="float" office:value="60469" calcext:value-type="float">
            <text:p>60469</text:p>
          </table:table-cell>
          <table:table-cell table:style-name="ce29" table:formula="of:=[.X34]/([.R34]+[.P34])*100" office:value-type="float" office:value="19.5767315673947" calcext:value-type="float">
            <text:p>19,58</text:p>
          </table:table-cell>
          <table:table-cell table:number-columns-repeated="999"/>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9"/>
          <table:table-cell table:style-name="ce6"/>
          <table:table-cell table:style-name="ce13" table:number-columns-repeated="4"/>
          <table:table-cell table:style-name="ce19"/>
          <table:table-cell table:style-name="ce6"/>
          <table:table-cell table:style-name="ce7"/>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8" table:formula="of:=[.O36]/[.U36]*100" office:value-type="float" office:value="90.9145972138098" calcext:value-type="float">
            <text:p>91</text:p>
          </table:table-cell>
          <table:table-cell table:style-name="ce28" table:formula="of:=[.Q36]/[.U36]*100" office:value-type="float" office:value="9.08540278619019" calcext:value-type="float">
            <text:p>9</text:p>
          </table:table-cell>
          <table:table-cell table:style-name="ce6" table:formula="of:=[.O36]+[.Q36]" office:value-type="float" office:value="1651" calcext:value-type="float">
            <text:p>1651</text:p>
          </table:table-cell>
          <table:table-cell table:style-name="ce6" table:formula="of:=[.P36]+[.R36]" office:value-type="float" office:value="15029" calcext:value-type="float">
            <text:p>15029</text:p>
          </table:table-cell>
          <table:table-cell table:style-name="ce29" table:formula="of:=([.P36]+[.R36])/([.O36]+[.Q36])" office:value-type="float" office:value="9.10296789824349" calcext:value-type="float">
            <text:p>9,10</text:p>
          </table:table-cell>
          <table:table-cell table:style-name="ce7"/>
          <table:table-cell table:style-name="ce29"/>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8" table:formula="of:=[.O37]/[.U37]*100" office:value-type="float" office:value="84.551920341394" calcext:value-type="float">
            <text:p>85</text:p>
          </table:table-cell>
          <table:table-cell table:style-name="ce28" table:formula="of:=[.Q37]/[.U37]*100" office:value-type="float" office:value="15.448079658606" calcext:value-type="float">
            <text:p>15</text:p>
          </table:table-cell>
          <table:table-cell table:style-name="ce6" table:formula="of:=[.O37]+[.Q37]" office:value-type="float" office:value="3515" calcext:value-type="float">
            <text:p>3515</text:p>
          </table:table-cell>
          <table:table-cell table:style-name="ce6" table:formula="of:=[.P37]+[.R37]" office:value-type="float" office:value="77068" calcext:value-type="float">
            <text:p>77068</text:p>
          </table:table-cell>
          <table:table-cell table:style-name="ce29" table:formula="of:=([.P37]+[.R37])/([.O37]+[.Q37])" office:value-type="float" office:value="21.9254623044097" calcext:value-type="float">
            <text:p>21,93</text:p>
          </table:table-cell>
          <table:table-cell table:style-name="ce7" office:value-type="float" office:value="862" calcext:value-type="float">
            <text:p>862</text:p>
          </table:table-cell>
          <table:table-cell table:style-name="ce29" table:formula="of:=[.X37]/([.R37]+[.P37])*100" office:value-type="float" office:value="1.11849275964084" calcext:value-type="float">
            <text:p>1,12</text:p>
          </table:table-cell>
          <table:table-cell table:number-columns-repeated="999"/>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8" table:formula="of:=[.O38]/[.U38]*100" office:value-type="float" office:value="90.7111646828386" calcext:value-type="float">
            <text:p>91</text:p>
          </table:table-cell>
          <table:table-cell table:style-name="ce28" table:formula="of:=[.Q38]/[.U38]*100" office:value-type="float" office:value="9.28883531716137" calcext:value-type="float">
            <text:p>9</text:p>
          </table:table-cell>
          <table:table-cell table:style-name="ce6" table:formula="of:=[.O38]+[.Q38]" office:value-type="float" office:value="13274" calcext:value-type="float">
            <text:p>13274</text:p>
          </table:table-cell>
          <table:table-cell table:style-name="ce6" table:formula="of:=[.P38]+[.R38]" office:value-type="float" office:value="294509" calcext:value-type="float">
            <text:p>294509</text:p>
          </table:table-cell>
          <table:table-cell table:style-name="ce29" table:formula="of:=([.P38]+[.R38])/([.O38]+[.Q38])" office:value-type="float" office:value="22.1869067349706" calcext:value-type="float">
            <text:p>22,19</text:p>
          </table:table-cell>
          <table:table-cell table:style-name="ce7"/>
          <table:table-cell table:style-name="ce29"/>
          <table:table-cell table:number-columns-repeated="999"/>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8" table:formula="of:=[.O39]/[.U39]*100" office:value-type="float" office:value="93.9290161892902" calcext:value-type="float">
            <text:p>94</text:p>
          </table:table-cell>
          <table:table-cell table:style-name="ce28" table:formula="of:=[.Q39]/[.U39]*100" office:value-type="float" office:value="6.07098381070984" calcext:value-type="float">
            <text:p>6</text:p>
          </table:table-cell>
          <table:table-cell table:style-name="ce6" table:formula="of:=[.O39]+[.Q39]" office:value-type="float" office:value="6424" calcext:value-type="float">
            <text:p>6424</text:p>
          </table:table-cell>
          <table:table-cell table:style-name="ce6" table:formula="of:=[.P39]+[.R39]" office:value-type="float" office:value="139143" calcext:value-type="float">
            <text:p>139143</text:p>
          </table:table-cell>
          <table:table-cell table:style-name="ce29" table:formula="of:=([.P39]+[.R39])/([.O39]+[.Q39])" office:value-type="float" office:value="21.6598692403487" calcext:value-type="float">
            <text:p>21,66</text:p>
          </table:table-cell>
          <table:table-cell table:style-name="ce7" office:value-type="float" office:value="4032" calcext:value-type="float">
            <text:p>4032</text:p>
          </table:table-cell>
          <table:table-cell table:style-name="ce29" table:formula="of:=[.X39]/([.R39]+[.P39])*100" office:value-type="float" office:value="2.89773829800996" calcext:value-type="float">
            <text:p>2,90</text:p>
          </table:table-cell>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7" office:value-type="string" calcext:value-type="string">
            <text:p>CoNLL 2006</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8" table:formula="of:=[.O40]/[.U40]*100" office:value-type="float" office:value="100" calcext:value-type="float">
            <text:p>100</text:p>
          </table:table-cell>
          <table:table-cell table:style-name="ce28" table:formula="of:=[.Q40]/[.U40]*100" office:value-type="float" office:value="0" calcext:value-type="float">
            <text:p>0</text:p>
          </table:table-cell>
          <table:table-cell table:style-name="ce6" table:formula="of:=[.O40]+[.Q40]" office:value-type="float" office:value="57821" calcext:value-type="float">
            <text:p>57821</text:p>
          </table:table-cell>
          <table:table-cell table:style-name="ce6" table:formula="of:=[.P40]+[.R40]" office:value-type="float" office:value="342197" calcext:value-type="float">
            <text:p>342197</text:p>
          </table:table-cell>
          <table:table-cell table:style-name="ce29" table:formula="of:=([.P40]+[.R40])/([.O40]+[.Q40])" office:value-type="float" office:value="5.91821310596496" calcext:value-type="float">
            <text:p>5,92</text:p>
          </table:table-cell>
          <table:table-cell table:style-name="ce6"/>
          <table:table-cell table:style-name="ce29"/>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4" table:number-columns-repeated="2"/>
          <table:table-cell table:style-name="ce17" table:number-columns-repeated="2"/>
          <table:table-cell table:style-name="ce21" office:value-type="string" calcext:value-type="string">
            <text:p>/net/data/conll/2007/zh</text:p>
          </table:table-cell>
          <table:table-cell table:style-name="ce8"/>
          <table:table-cell table:style-name="ce7" office:value-type="string" calcext:value-type="string">
            <text:p>CoNLL 2007</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8" table:formula="of:=[.O41]/[.U41]*100" office:value-type="float" office:value="98.8030600031225" calcext:value-type="float">
            <text:p>99</text:p>
          </table:table-cell>
          <table:table-cell table:style-name="ce28" table:formula="of:=[.Q41]/[.U41]*100" office:value-type="float" office:value="1.19693999687755" calcext:value-type="float">
            <text:p>1</text:p>
          </table:table-cell>
          <table:table-cell table:style-name="ce6" table:formula="of:=[.O41]+[.Q41]" office:value-type="float" office:value="57647" calcext:value-type="float">
            <text:p>57647</text:p>
          </table:table-cell>
          <table:table-cell table:style-name="ce6" table:formula="of:=[.P41]+[.R41]" office:value-type="float" office:value="342336" calcext:value-type="float">
            <text:p>342336</text:p>
          </table:table-cell>
          <table:table-cell table:style-name="ce29" table:formula="of:=([.P41]+[.R41])/([.O41]+[.Q41])" office:value-type="float" office:value="5.93848769233438" calcext:value-type="float">
            <text:p>5,94</text:p>
          </table:table-cell>
          <table:table-cell table:style-name="ce6"/>
          <table:table-cell table:style-name="ce29"/>
          <table:table-cell table:number-columns-repeated="999"/>
        </table:table-row>
        <table:table-row table:style-name="ro1">
          <table:table-cell table:style-name="ce4"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4" table:number-columns-repeated="2"/>
          <table:table-cell table:style-name="ce17" table:number-columns-repeated="2"/>
          <table:table-cell table:style-name="ce21" office:value-type="string" calcext:value-type="string">
            <text:p>/net/data/conll/2009/zh</text:p>
          </table:table-cell>
          <table:table-cell table:style-name="ce8"/>
          <table:table-cell table:style-name="ce7" office:value-type="string" calcext:value-type="string">
            <text:p>CoNLL 2009</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8" table:formula="of:=[.O42]/[.U42]*100" office:value-type="float" office:value="92.6702441865302" calcext:value-type="float">
            <text:p>93</text:p>
          </table:table-cell>
          <table:table-cell table:style-name="ce28" table:formula="of:=[.Q42]/[.U42]*100" office:value-type="float" office:value="7.32975581346978" calcext:value-type="float">
            <text:p>7</text:p>
          </table:table-cell>
          <table:table-cell table:style-name="ce6" table:formula="of:=[.O42]+[.Q42]" office:value-type="float" office:value="24039" calcext:value-type="float">
            <text:p>24039</text:p>
          </table:table-cell>
          <table:table-cell table:style-name="ce6" table:formula="of:=[.P42]+[.R42]" office:value-type="float" office:value="658680" calcext:value-type="float">
            <text:p>658680</text:p>
          </table:table-cell>
          <table:table-cell table:style-name="ce29" table:formula="of:=([.P42]+[.R42])/([.O42]+[.Q42])" office:value-type="float" office:value="27.4004742293773" calcext:value-type="float">
            <text:p>27,40</text:p>
          </table:table-cell>
          <table:table-cell table:style-name="ce6"/>
          <table:table-cell table:style-name="ce29"/>
          <table:table-cell table:number-columns-repeated="999"/>
        </table:table-row>
        <table:table-row table:style-name="ro2">
          <table:table-cell table:style-name="ce4"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4" office:value-type="string" calcext:value-type="string">
            <text:p>source; no training-test split yet</text:p>
          </table:table-cell>
          <table:table-cell table:style-name="ce14" table:number-columns-repeated="3"/>
          <table:table-cell table:style-name="ce22"/>
          <table:table-cell table:style-name="ce8"/>
          <table:table-cell table:style-name="ce7"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8" table:formula="of:=[.O43]/[.U43]*100" office:value-type="float" office:value="100" calcext:value-type="float">
            <text:p>100</text:p>
          </table:table-cell>
          <table:table-cell table:style-name="ce28" table:formula="of:=[.Q43]/[.U43]*100" office:value-type="float" office:value="0" calcext:value-type="float">
            <text:p>0</text:p>
          </table:table-cell>
          <table:table-cell table:style-name="ce6" table:formula="of:=[.O43]+[.Q43]" office:value-type="float" office:value="9124" calcext:value-type="float">
            <text:p>9124</text:p>
          </table:table-cell>
          <table:table-cell table:style-name="ce6" table:formula="of:=[.P43]+[.R43]" office:value-type="string" office:string-value="#VALUE!" calcext:value-type="error">
            <text:p>#VALUE!</text:p>
          </table:table-cell>
          <table:table-cell table:style-name="Default"/>
          <table:table-cell table:style-name="ce7"/>
          <table:table-cell table:style-name="ce29"/>
          <table:table-cell table:number-columns-repeated="999"/>
        </table:table-row>
        <table:table-row table:style-name="ro1">
          <table:table-cell table:style-name="ce4"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4" table:number-columns-repeated="4"/>
          <table:table-cell table:style-name="ce22"/>
          <table:table-cell table:style-name="ce8"/>
          <table:table-cell table:style-name="ce7"/>
          <table:table-cell table:style-name="ce6" table:number-columns-repeated="7"/>
          <table:table-cell table:style-name="ce28" table:number-columns-repeated="2"/>
          <table:table-cell table:style-name="ce6" table:number-columns-repeated="2"/>
          <table:table-cell table:style-name="Default"/>
          <table:table-cell table:style-name="ce7"/>
          <table:table-cell table:style-name="ce29"/>
          <table:table-cell table:number-columns-repeated="999"/>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8" table:formula="of:=[.O45]/[.U45]*100" office:value-type="float" office:value="92.5870794879428" calcext:value-type="float">
            <text:p>93</text:p>
          </table:table-cell>
          <table:table-cell table:style-name="ce28" table:formula="of:=[.Q45]/[.U45]*100" office:value-type="float" office:value="7.41292051205716" calcext:value-type="float">
            <text:p>7</text:p>
          </table:table-cell>
          <table:table-cell table:style-name="ce6" table:formula="of:=[.O45]+[.Q45]" office:value-type="float" office:value="3359" calcext:value-type="float">
            <text:p>3359</text:p>
          </table:table-cell>
          <table:table-cell table:style-name="ce6" table:formula="of:=[.P45]+[.R45]" office:value-type="float" office:value="76295" calcext:value-type="float">
            <text:p>76295</text:p>
          </table:table-cell>
          <table:table-cell table:style-name="ce29" table:formula="of:=([.P45]+[.R45])/([.O45]+[.Q45])" office:value-type="float" office:value="22.7136052396547" calcext:value-type="float">
            <text:p>22,71</text:p>
          </table:table-cell>
          <table:table-cell table:style-name="ce7" office:value-type="float" office:value="354" calcext:value-type="float">
            <text:p>354</text:p>
          </table:table-cell>
          <table:table-cell table:style-name="ce29" table:formula="of:=[.X45]/([.R45]+[.P45])*100" office:value-type="float" office:value="0.463988465823448" calcext:value-type="float">
            <text:p>0,46</text:p>
          </table:table-cell>
          <table:table-cell table:number-columns-repeated="999"/>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5"/>
          <table:table-cell table:style-name="ce13" table:number-columns-repeated="2"/>
          <table:table-cell table:style-name="ce19"/>
          <table:table-cell table:style-name="ce7" table:number-columns-repeated="2"/>
          <table:table-cell table:style-name="ce6" table:number-columns-repeated="7"/>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9" office:value-type="string" calcext:value-type="string">
            <text:p>conll2007</text:p>
          </table:table-cell>
          <table:table-cell table:style-name="ce6" office:value-type="string" calcext:value-type="string">
            <text:p>TüBa Verbmobil</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8" table:formula="of:=[.O47]/[.U47]*100" office:value-type="float" office:value="96.0063087928801" calcext:value-type="float">
            <text:p>96</text:p>
          </table:table-cell>
          <table:table-cell table:style-name="ce28" table:formula="of:=[.Q47]/[.U47]*100" office:value-type="float" office:value="3.99369120711992" calcext:value-type="float">
            <text:p>4</text:p>
          </table:table-cell>
          <table:table-cell table:style-name="ce6" table:formula="of:=[.O47]+[.Q47]" office:value-type="float" office:value="17753" calcext:value-type="float">
            <text:p>17753</text:p>
          </table:table-cell>
          <table:table-cell table:style-name="ce6" table:formula="of:=[.P47]+[.R47]" office:value-type="float" office:value="157172" calcext:value-type="float">
            <text:p>157172</text:p>
          </table:table-cell>
          <table:table-cell table:style-name="ce29" table:formula="of:=([.P47]+[.R47])/([.O47]+[.Q47])" office:value-type="float" office:value="8.85326423703036" calcext:value-type="float">
            <text:p>8,85</text:p>
          </table:table-cell>
          <table:table-cell table:style-name="ce7" office:value-type="float" office:value="1736" calcext:value-type="float">
            <text:p>1736</text:p>
          </table:table-cell>
          <table:table-cell table:style-name="ce29" table:formula="of:=[.X47]/([.R47]+[.P47])*100" office:value-type="float" office:value="1.10452243402133" calcext:value-type="float">
            <text:p>1,10</text:p>
          </table:table-cell>
          <table:table-cell table:number-columns-repeated="999"/>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9"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9"/>
          <table:table-cell table:style-name="ce6"/>
          <table:table-cell table:style-name="ce7" office:value-type="string" calcext:value-type="string">
            <text:p>CoNLL 2009</text:p>
          </table:table-cell>
          <table:table-cell table:style-name="ce24" office:value-type="string" calcext:value-type="string">
            <text:p>cannot use after CoNLL 2009</text:p>
          </table:table-cell>
          <table:table-cell table:style-name="ce24" office:value-type="string" calcext:value-type="string">
            <text:p>2009 data is different than 2007 and its license expired (shared task only)</text:p>
          </table:table-cell>
          <table:table-cell table:style-name="ce24"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8" table:formula="of:=[.O48]/[.U48]*100" office:value-type="float" office:value="89.7813202534233" calcext:value-type="float">
            <text:p>90</text:p>
          </table:table-cell>
          <table:table-cell table:style-name="ce28" table:formula="of:=[.Q48]/[.U48]*100" office:value-type="float" office:value="10.2186797465767" calcext:value-type="float">
            <text:p>10</text:p>
          </table:table-cell>
          <table:table-cell table:style-name="ce6" table:formula="of:=[.O48]+[.Q48]" office:value-type="float" office:value="4893" calcext:value-type="float">
            <text:p>4893</text:p>
          </table:table-cell>
          <table:table-cell table:style-name="ce6" table:formula="of:=[.P48]+[.R48]" office:value-type="float" office:value="126170" calcext:value-type="float">
            <text:p>126170</text:p>
          </table:table-cell>
          <table:table-cell table:style-name="ce29" table:formula="of:=([.P48]+[.R48])/([.O48]+[.Q48])" office:value-type="float" office:value="25.7858164725117" calcext:value-type="float">
            <text:p>25,79</text:p>
          </table:table-cell>
          <table:table-cell table:style-name="ce7"/>
          <table:table-cell table:style-name="ce29"/>
          <table:table-cell table:number-columns-repeated="999"/>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8" table:formula="of:=[.O49]/[.U49]*100" office:value-type="float" office:value="90.9012381226605" calcext:value-type="float">
            <text:p>91</text:p>
          </table:table-cell>
          <table:table-cell table:style-name="ce28" table:formula="of:=[.Q49]/[.U49]*100" office:value-type="float" office:value="9.09876187733948" calcext:value-type="float">
            <text:p>9</text:p>
          </table:table-cell>
          <table:table-cell table:style-name="ce6" table:formula="of:=[.O49]+[.Q49]" office:value-type="float" office:value="3473" calcext:value-type="float">
            <text:p>3473</text:p>
          </table:table-cell>
          <table:table-cell table:style-name="ce6" table:formula="of:=[.P49]+[.R49]" office:value-type="float" office:value="53143" calcext:value-type="float">
            <text:p>53143</text:p>
          </table:table-cell>
          <table:table-cell table:style-name="ce29" table:formula="of:=([.P49]+[.R49])/([.O49]+[.Q49])" office:value-type="float" office:value="15.3017564065649" calcext:value-type="float">
            <text:p>15,30</text:p>
          </table:table-cell>
          <table:table-cell table:style-name="ce7" office:value-type="float" office:value="4042" calcext:value-type="float">
            <text:p>4042</text:p>
          </table:table-cell>
          <table:table-cell table:style-name="ce29" table:formula="of:=[.X49]/([.R49]+[.P49])*100" office:value-type="float" office:value="7.60589353254427" calcext:value-type="float">
            <text:p>7,61</text:p>
          </table:table-cell>
          <table:table-cell table:number-columns-repeated="999"/>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10"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8" table:formula="of:=[.O50]/[.U50]*100" office:value-type="float" office:value="97.3584905660377" calcext:value-type="float">
            <text:p>97</text:p>
          </table:table-cell>
          <table:table-cell table:style-name="ce28" table:formula="of:=[.Q50]/[.U50]*100" office:value-type="float" office:value="2.64150943396226" calcext:value-type="float">
            <text:p>3</text:p>
          </table:table-cell>
          <table:table-cell table:style-name="ce6" table:formula="of:=[.O50]+[.Q50]" office:value-type="float" office:value="12455" calcext:value-type="float">
            <text:p>12455</text:p>
          </table:table-cell>
          <table:table-cell table:style-name="ce6" table:formula="of:=[.P50]+[.R50]" office:value-type="float" office:value="189572" calcext:value-type="float">
            <text:p>189572</text:p>
          </table:table-cell>
          <table:table-cell table:style-name="ce29" table:formula="of:=([.P50]+[.R50])/([.O50]+[.Q50])" office:value-type="float" office:value="15.2205539943798" calcext:value-type="float">
            <text:p>15,22</text:p>
          </table:table-cell>
          <table:table-cell table:style-name="ce7" office:value-type="float" office:value="3357" calcext:value-type="float">
            <text:p>3357</text:p>
          </table:table-cell>
          <table:table-cell table:style-name="ce29" table:formula="of:=[.X50]/([.R50]+[.P50])*100" office:value-type="float" office:value="1.77083113539974" calcext:value-type="float">
            <text:p>1,77</text:p>
          </table:table-cell>
          <table:table-cell table:number-columns-repeated="999"/>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10"/>
          <table:table-cell table:style-name="ce7"/>
          <table:table-cell table:style-name="ce13"/>
          <table:table-cell table:style-name="ce15" table:number-columns-repeated="3"/>
          <table:table-cell table:style-name="ce20"/>
          <table:table-cell table:style-name="ce7" table:number-columns-repeated="2"/>
          <table:table-cell table:style-name="ce6"/>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10"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8" table:formula="of:=[.O52]/[.U52]*100" office:value-type="float" office:value="96.9227481568544" calcext:value-type="float">
            <text:p>97</text:p>
          </table:table-cell>
          <table:table-cell table:style-name="ce28" table:formula="of:=[.Q52]/[.U52]*100" office:value-type="float" office:value="3.07725184314563" calcext:value-type="float">
            <text:p>3</text:p>
          </table:table-cell>
          <table:table-cell table:style-name="ce6" table:formula="of:=[.O52]+[.Q52]" office:value-type="float" office:value="9359" calcext:value-type="float">
            <text:p>9359</text:p>
          </table:table-cell>
          <table:table-cell table:style-name="ce6" table:formula="of:=[.P52]+[.R52]" office:value-type="float" office:value="212545" calcext:value-type="float">
            <text:p>212545</text:p>
          </table:table-cell>
          <table:table-cell table:style-name="ce29" table:formula="of:=([.P52]+[.R52])/([.O52]+[.Q52])" office:value-type="float" office:value="22.7102254514371" calcext:value-type="float">
            <text:p>22,71</text:p>
          </table:table-cell>
          <table:table-cell table:style-name="ce7" office:value-type="float" office:value="2778" calcext:value-type="float">
            <text:p>2778</text:p>
          </table:table-cell>
          <table:table-cell table:style-name="ce29" table:formula="of:=[.X52]/([.R52]+[.P52])*100" office:value-type="float" office:value="1.307017337505" calcext:value-type="float">
            <text:p>1,31</text:p>
          </table:table-cell>
          <table:table-cell table:number-columns-repeated="999"/>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10" office:value-type="string" calcext:value-type="string">
            <text:p>rodt</text:p>
          </table:table-cell>
          <table:table-cell table:style-name="ce7" office:value-type="string" calcext:value-type="string">
            <text:p>RoDT</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7" office:value-type="string" calcext:value-type="string">
            <text:p>Martin</text:p>
          </table:table-cell>
          <table:table-cell table:style-name="ce7" office:value-type="string" calcext:value-type="string">
            <text:p>http://www.phobos.ro/roric/texts/xml/</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8" table:formula="of:=[.O53]/[.U53]*100" office:value-type="float" office:value="93.419099455715" calcext:value-type="float">
            <text:p>93</text:p>
          </table:table-cell>
          <table:table-cell table:style-name="ce28" table:formula="of:=[.Q53]/[.U53]*100" office:value-type="float" office:value="6.58090054428501" calcext:value-type="float">
            <text:p>7</text:p>
          </table:table-cell>
          <table:table-cell table:style-name="ce6" table:formula="of:=[.O53]+[.Q53]" office:value-type="float" office:value="4042" calcext:value-type="float">
            <text:p>4042</text:p>
          </table:table-cell>
          <table:table-cell table:style-name="ce6" table:formula="of:=[.P53]+[.R53]" office:value-type="float" office:value="36150" calcext:value-type="float">
            <text:p>36150</text:p>
          </table:table-cell>
          <table:table-cell table:style-name="ce29" table:formula="of:=([.P53]+[.R53])/([.O53]+[.Q53])" office:value-type="float" office:value="8.94359228104899" calcext:value-type="float">
            <text:p>8,94</text:p>
          </table:table-cell>
          <table:table-cell table:style-name="ce7" office:value-type="float" office:value="0" calcext:value-type="float">
            <text:p>0</text:p>
          </table:table-cell>
          <table:table-cell table:style-name="ce29" office:value-type="float" office:value="0" calcext:value-type="float">
            <text:p>0,00</text:p>
          </table:table-cell>
          <table:table-cell table:number-columns-repeated="999"/>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10"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1.5</text:p>
          </table:table-cell>
          <table:table-cell table:style-name="ce15"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8" table:formula="of:=[.O54]/[.U54]*100" office:value-type="float" office:value="98.8479724888953" calcext:value-type="float">
            <text:p>99</text:p>
          </table:table-cell>
          <table:table-cell table:style-name="ce28" table:formula="of:=[.Q54]/[.U54]*100" office:value-type="float" office:value="1.15202751110474" calcext:value-type="float">
            <text:p>1</text:p>
          </table:table-cell>
          <table:table-cell table:style-name="ce6" table:formula="of:=[.O54]+[.Q54]" office:value-type="float" office:value="34895" calcext:value-type="float">
            <text:p>34895</text:p>
          </table:table-cell>
          <table:table-cell table:style-name="ce6" table:formula="of:=[.P54]+[.R54]" office:value-type="float" office:value="497465" calcext:value-type="float">
            <text:p>497465</text:p>
          </table:table-cell>
          <table:table-cell table:style-name="ce29" table:formula="of:=([.P54]+[.R54])/([.O54]+[.Q54])" office:value-type="float" office:value="14.2560538759135" calcext:value-type="float">
            <text:p>14,26</text:p>
          </table:table-cell>
          <table:table-cell table:style-name="ce7" office:value-type="float" office:value="4146" calcext:value-type="float">
            <text:p>4146</text:p>
          </table:table-cell>
          <table:table-cell table:style-name="ce29" table:formula="of:=[.X54]/([.R54]+[.P54])*100" office:value-type="float" office:value="0.83342546711829" calcext:value-type="float">
            <text:p>0,83</text:p>
          </table:table-cell>
          <table:table-cell table:number-columns-repeated="999"/>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table-cell table:style-name="ce13"/>
          <table:table-cell table:style-name="ce13" office:value-type="string" calcext:value-type="string">
            <text:p>GRUG</text:p>
          </table:table-cell>
          <table:table-cell table:style-name="ce19"/>
          <table:table-cell table:style-name="ce7" table:number-columns-repeated="2"/>
          <table:table-cell table:style-name="ce6" office:value-type="string" calcext:value-type="string">
            <text:p>CC</text:p>
          </table:table-cell>
          <table:table-cell table:style-name="ce7" table:number-columns-repeated="6"/>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10" office:value-type="string" calcext:value-type="string">
            <text:p>sta1</text:p>
          </table:table-cell>
          <table:table-cell table:style-name="ce7" office:value-type="string" calcext:value-type="string">
            <text:p>Slovak Treebank (SNK) annotator 1 + single</text:p>
          </table:table-cell>
          <table:table-cell table:style-name="ce15" office:value-type="string" calcext:value-type="string">
            <text:p>imported to treex, prepared training/test split (every 10th file), converted tags; a-layer style is identical to PDT</text:p>
          </table:table-cell>
          <table:table-cell table:style-name="ce15" office:value-type="string" calcext:value-type="string">
            <text:p>YES</text:p>
          </table:table-cell>
          <table:table-cell table:style-name="ce13" office:value-type="string" calcext:value-type="string">
            <text:p>No.</text:p>
          </table:table-cell>
          <table:table-cell table:style-name="ce13"/>
          <table:table-cell table:style-name="ce19"/>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533" calcext:value-type="float">
            <text:p>816533</text:p>
          </table:table-cell>
          <table:table-cell table:style-name="ce7" office:value-type="float" office:value="5498" calcext:value-type="float">
            <text:p>5498</text:p>
          </table:table-cell>
          <table:table-cell table:style-name="ce7" office:value-type="float" office:value="86152" calcext:value-type="float">
            <text:p>86152</text:p>
          </table:table-cell>
          <table:table-cell table:style-name="ce28" table:formula="of:=[.O56]/[.U56]*100" office:value-type="float" office:value="90.4324371356478" calcext:value-type="float">
            <text:p>90</text:p>
          </table:table-cell>
          <table:table-cell table:style-name="ce28" table:formula="of:=[.Q56]/[.U56]*100" office:value-type="float" office:value="9.56756286435221" calcext:value-type="float">
            <text:p>10</text:p>
          </table:table-cell>
          <table:table-cell table:style-name="ce6" table:formula="of:=[.O56]+[.Q56]" office:value-type="float" office:value="57465" calcext:value-type="float">
            <text:p>57465</text:p>
          </table:table-cell>
          <table:table-cell table:style-name="ce7" table:formula="of:=[.P56]+[.R56]" office:value-type="float" office:value="902685" calcext:value-type="float">
            <text:p>902685</text:p>
          </table:table-cell>
          <table:table-cell table:style-name="ce29" table:formula="of:=([.P56]+[.R56])/([.O56]+[.Q56])" office:value-type="float" office:value="15.7084312190029" calcext:value-type="float">
            <text:p>15,71</text:p>
          </table:table-cell>
          <table:table-cell table:style-name="ce7" office:value-type="float" office:value="15646" calcext:value-type="float">
            <text:p>15646</text:p>
          </table:table-cell>
          <table:table-cell table:style-name="ce32" table:formula="of:=[.X56]/([.R56]+[.P56])*100" office:value-type="float" office:value="1.73327351180091" calcext:value-type="float">
            <text:p>1,73</text:p>
          </table:table-cell>
          <table:table-cell table:style-name="ce33"/>
          <table:table-cell table:number-columns-repeated="998"/>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5" table:number-columns-repeated="2"/>
          <table:table-cell table:style-name="ce13" table:number-columns-repeated="2"/>
          <table:table-cell table:style-name="ce19"/>
          <table:table-cell table:style-name="ce7"/>
          <table:table-cell table:style-name="ce7" office:value-type="string" calcext:value-type="string">
            <text:p>Radovan Garabík / Slovak National Corpus</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8" table:number-columns-repeated="2"/>
          <table:table-cell table:style-name="ce6" table:number-columns-repeated="2"/>
          <table:table-cell table:style-name="ce29"/>
          <table:table-cell table:style-name="ce7"/>
          <table:table-cell table:style-name="ce29"/>
          <table:table-cell table:number-columns-repeated="999"/>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9"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8" table:formula="of:=[.O58]/[.U58]*100" office:value-type="float" office:value="79.2355371900827" calcext:value-type="float">
            <text:p>79</text:p>
          </table:table-cell>
          <table:table-cell table:style-name="ce28" table:formula="of:=[.Q58]/[.U58]*100" office:value-type="float" office:value="20.7644628099174" calcext:value-type="float">
            <text:p>21</text:p>
          </table:table-cell>
          <table:table-cell table:style-name="ce6" table:formula="of:=[.O58]+[.Q58]" office:value-type="float" office:value="1936" calcext:value-type="float">
            <text:p>1936</text:p>
          </table:table-cell>
          <table:table-cell table:style-name="ce6" table:formula="of:=[.P58]+[.R58]" office:value-type="float" office:value="35140" calcext:value-type="float">
            <text:p>35140</text:p>
          </table:table-cell>
          <table:table-cell table:style-name="ce29" table:formula="of:=([.P58]+[.R58])/([.O58]+[.Q58])" office:value-type="float" office:value="18.150826446281" calcext:value-type="float">
            <text:p>18,15</text:p>
          </table:table-cell>
          <table:table-cell table:style-name="ce6" office:value-type="float" office:value="675" calcext:value-type="float">
            <text:p>675</text:p>
          </table:table-cell>
          <table:table-cell table:style-name="ce29" table:formula="of:=[.X58]/([.R58]+[.P58])*100" office:value-type="float" office:value="1.92088787706318" calcext:value-type="float">
            <text:p>1,92</text:p>
          </table:table-cell>
          <table:table-cell table:number-columns-repeated="999"/>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9"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9"/>
          <table:table-cell table:style-name="ce6"/>
          <table:table-cell table:style-name="ce7" office:value-type="string" calcext:value-type="string">
            <text:p>web</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8" table:formula="of:=[.O60]/[.U60]*100" office:value-type="float" office:value="94.1343963553531" calcext:value-type="float">
            <text:p>94</text:p>
          </table:table-cell>
          <table:table-cell table:style-name="ce28" table:formula="of:=[.Q60]/[.U60]*100" office:value-type="float" office:value="5.86560364464692" calcext:value-type="float">
            <text:p>6</text:p>
          </table:table-cell>
          <table:table-cell table:style-name="ce6" table:formula="of:=[.O60]+[.Q60]" office:value-type="float" office:value="3512" calcext:value-type="float">
            <text:p>3512</text:p>
          </table:table-cell>
          <table:table-cell table:style-name="ce6" table:formula="of:=[.P60]+[.R60]" office:value-type="float" office:value="95028" calcext:value-type="float">
            <text:p>95028</text:p>
          </table:table-cell>
          <table:table-cell table:style-name="ce29" table:formula="of:=([.P60]+[.R60])/([.O60]+[.Q60])" office:value-type="float" office:value="27.0580865603645" calcext:value-type="float">
            <text:p>27,06</text:p>
          </table:table-cell>
          <table:table-cell table:style-name="ce6"/>
          <table:table-cell table:style-name="ce29"/>
          <table:table-cell table:number-columns-repeated="999"/>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10"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1.5</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8" table:formula="of:=[.O61]/[.U61]*100" office:value-type="float" office:value="89.6458958958959" calcext:value-type="float">
            <text:p>90</text:p>
          </table:table-cell>
          <table:table-cell table:style-name="ce28" table:formula="of:=[.Q61]/[.U61]*100" office:value-type="float" office:value="10.3541041041041" calcext:value-type="float">
            <text:p>10</text:p>
          </table:table-cell>
          <table:table-cell table:style-name="ce6" table:formula="of:=[.O61]+[.Q61]" office:value-type="float" office:value="15984" calcext:value-type="float">
            <text:p>15984</text:p>
          </table:table-cell>
          <table:table-cell table:style-name="ce6" table:formula="of:=[.P61]+[.R61]" office:value-type="float" office:value="477810" calcext:value-type="float">
            <text:p>477810</text:p>
          </table:table-cell>
          <table:table-cell table:style-name="ce29" table:formula="of:=([.P61]+[.R61])/([.O61]+[.Q61])" office:value-type="float" office:value="29.893018018018" calcext:value-type="float">
            <text:p>29,89</text:p>
          </table:table-cell>
          <table:table-cell table:style-name="ce6" office:value-type="float" office:value="0" calcext:value-type="float">
            <text:p>0</text:p>
          </table:table-cell>
          <table:table-cell table:style-name="ce29" table:formula="of:=[.X61]/([.R61]+[.P61])*100" office:value-type="float" office:value="0" calcext:value-type="float">
            <text:p>0,00</text:p>
          </table:table-cell>
          <table:table-cell table:number-columns-repeated="999"/>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8" table:formula="of:=[.O62]/[.U62]*100" office:value-type="float" office:value="96.5969731432071" calcext:value-type="float">
            <text:p>97</text:p>
          </table:table-cell>
          <table:table-cell table:style-name="ce28" table:formula="of:=[.Q62]/[.U62]*100" office:value-type="float" office:value="3.40302685679293" calcext:value-type="float">
            <text:p>3</text:p>
          </table:table-cell>
          <table:table-cell table:style-name="ce6" table:formula="of:=[.O62]+[.Q62]" office:value-type="float" office:value="11431" calcext:value-type="float">
            <text:p>11431</text:p>
          </table:table-cell>
          <table:table-cell table:style-name="ce6" table:formula="of:=[.P62]+[.R62]" office:value-type="float" office:value="197123" calcext:value-type="float">
            <text:p>197123</text:p>
          </table:table-cell>
          <table:table-cell table:style-name="ce29" table:formula="of:=([.P62]+[.R62])/([.O62]+[.Q62])" office:value-type="float" office:value="17.2445980229201" calcext:value-type="float">
            <text:p>17,24</text:p>
          </table:table-cell>
          <table:table-cell table:style-name="ce6" office:value-type="float" office:value="1928" calcext:value-type="float">
            <text:p>1928</text:p>
          </table:table-cell>
          <table:table-cell table:style-name="ce29" table:formula="of:=[.X62]/([.R62]+[.P62])*100" office:value-type="float" office:value="0.978069530191809" calcext:value-type="float">
            <text:p>0,98</text:p>
          </table:table-cell>
          <table:table-cell table:number-columns-repeated="999"/>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1.5</text:p>
          </table:table-cell>
          <table:table-cell table:style-name="ce13" office:value-type="string" calcext:value-type="string">
            <text:p>YES</text:p>
          </table:table-cell>
          <table:table-cell table:style-name="ce13" table:number-columns-repeated="2"/>
          <table:table-cell table:style-name="ce19"/>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8" table:formula="of:=[.O63]/[.U63]*100" office:value-type="float" office:value="80" calcext:value-type="float">
            <text:p>80</text:p>
          </table:table-cell>
          <table:table-cell table:style-name="ce28" table:formula="of:=[.Q63]/[.U63]*100" office:value-type="float" office:value="20" calcext:value-type="float">
            <text:p>20</text:p>
          </table:table-cell>
          <table:table-cell table:style-name="ce6" table:formula="of:=[.O63]+[.Q63]" office:value-type="float" office:value="600" calcext:value-type="float">
            <text:p>600</text:p>
          </table:table-cell>
          <table:table-cell table:style-name="ce6" table:formula="of:=[.P63]+[.R63]" office:value-type="float" office:value="9581" calcext:value-type="float">
            <text:p>9581</text:p>
          </table:table-cell>
          <table:table-cell table:style-name="ce29" table:formula="of:=([.P63]+[.R63])/([.O63]+[.Q63])" office:value-type="float" office:value="15.9683333333333" calcext:value-type="float">
            <text:p>15,97</text:p>
          </table:table-cell>
          <table:table-cell table:style-name="ce6" office:value-type="float" office:value="15" calcext:value-type="float">
            <text:p>15</text:p>
          </table:table-cell>
          <table:table-cell table:style-name="ce29" table:formula="of:=[.X63]/([.R63]+[.P63])*100" office:value-type="float" office:value="0.156559858052395" calcext:value-type="float">
            <text:p>0,16</text:p>
          </table:table-cell>
          <table:table-cell table:number-columns-repeated="999"/>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8" table:formula="of:=[.O64]/[.U64]*100" office:value-type="float" office:value="90.6600249066002" calcext:value-type="float">
            <text:p>91</text:p>
          </table:table-cell>
          <table:table-cell table:style-name="ce28" table:formula="of:=[.Q64]/[.U64]*100" office:value-type="float" office:value="9.33997509339975" calcext:value-type="float">
            <text:p>9</text:p>
          </table:table-cell>
          <table:table-cell table:style-name="ce6" table:formula="of:=[.O64]+[.Q64]" office:value-type="float" office:value="1606" calcext:value-type="float">
            <text:p>1606</text:p>
          </table:table-cell>
          <table:table-cell table:style-name="ce6" table:formula="of:=[.P64]+[.R64]" office:value-type="float" office:value="6169" calcext:value-type="float">
            <text:p>6169</text:p>
          </table:table-cell>
          <table:table-cell table:style-name="ce29" table:formula="of:=([.P64]+[.R64])/([.O64]+[.Q64])" office:value-type="float" office:value="3.8412204234122" calcext:value-type="float">
            <text:p>3,84</text:p>
          </table:table-cell>
          <table:table-cell table:style-name="ce6"/>
          <table:table-cell table:style-name="ce29"/>
          <table:table-cell table:number-columns-repeated="999"/>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8" table:formula="of:=[.O65]/[.U65]*100" office:value-type="float" office:value="89.6551724137931" calcext:value-type="float">
            <text:p>90</text:p>
          </table:table-cell>
          <table:table-cell table:style-name="ce28" table:formula="of:=[.Q65]/[.U65]*100" office:value-type="float" office:value="10.3448275862069" calcext:value-type="float">
            <text:p>10</text:p>
          </table:table-cell>
          <table:table-cell table:style-name="ce6" table:formula="of:=[.O65]+[.Q65]" office:value-type="float" office:value="1450" calcext:value-type="float">
            <text:p>1450</text:p>
          </table:table-cell>
          <table:table-cell table:style-name="ce6" table:formula="of:=[.P65]+[.R65]" office:value-type="float" office:value="5722" calcext:value-type="float">
            <text:p>5722</text:p>
          </table:table-cell>
          <table:table-cell table:style-name="ce29" table:formula="of:=([.P65]+[.R65])/([.O65]+[.Q65])" office:value-type="float" office:value="3.94620689655172" calcext:value-type="float">
            <text:p>3,95</text:p>
          </table:table-cell>
          <table:table-cell table:style-name="ce6" office:value-type="float" office:value="13" calcext:value-type="float">
            <text:p>13</text:p>
          </table:table-cell>
          <table:table-cell table:style-name="ce29" table:formula="of:=[.X65]/([.R65]+[.P65])*100" office:value-type="float" office:value="0.227193289059769" calcext:value-type="float">
            <text:p>0,23</text:p>
          </table:table-cell>
          <table:table-cell table:number-columns-repeated="999"/>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8" table:formula="of:=[.O66]/[.U66]*100" office:value-type="float" office:value="88.914590747331" calcext:value-type="float">
            <text:p>89</text:p>
          </table:table-cell>
          <table:table-cell table:style-name="ce28" table:formula="of:=[.Q66]/[.U66]*100" office:value-type="float" office:value="11.085409252669" calcext:value-type="float">
            <text:p>11</text:p>
          </table:table-cell>
          <table:table-cell table:style-name="ce6" table:formula="of:=[.O66]+[.Q66]" office:value-type="float" office:value="5620" calcext:value-type="float">
            <text:p>5620</text:p>
          </table:table-cell>
          <table:table-cell table:style-name="ce6" table:formula="of:=[.P66]+[.R66]" office:value-type="float" office:value="65057" calcext:value-type="float">
            <text:p>65057</text:p>
          </table:table-cell>
          <table:table-cell table:style-name="ce29" table:formula="of:=([.P66]+[.R66])/([.O66]+[.Q66])" office:value-type="float" office:value="11.5759786476868" calcext:value-type="float">
            <text:p>11,58</text:p>
          </table:table-cell>
          <table:table-cell table:style-name="ce6"/>
          <table:table-cell table:style-name="ce29"/>
          <table:table-cell table:number-columns-repeated="999"/>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10"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1.5</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8" table:formula="of:=[.O67]/[.U67]*100" office:value-type="float" office:value="94.9452401010952" calcext:value-type="float">
            <text:p>95</text:p>
          </table:table-cell>
          <table:table-cell table:style-name="ce28" table:formula="of:=[.Q67]/[.U67]*100" office:value-type="float" office:value="5.0547598989048" calcext:value-type="float">
            <text:p>5</text:p>
          </table:table-cell>
          <table:table-cell table:style-name="ce6" table:formula="of:=[.O67]+[.Q67]" office:value-type="float" office:value="5935" calcext:value-type="float">
            <text:p>5935</text:p>
          </table:table-cell>
          <table:table-cell table:style-name="ce6" table:formula="of:=[.P67]+[.R67]" office:value-type="float" office:value="69695" calcext:value-type="float">
            <text:p>69695</text:p>
          </table:table-cell>
          <table:table-cell table:style-name="ce29" table:formula="of:=([.P67]+[.R67])/([.O67]+[.Q67])" office:value-type="float" office:value="11.743049705139" calcext:value-type="float">
            <text:p>11,74</text:p>
          </table:table-cell>
          <table:table-cell table:style-name="ce6" office:value-type="float" office:value="3716" calcext:value-type="float">
            <text:p>3716</text:p>
          </table:table-cell>
          <table:table-cell table:style-name="ce29" table:formula="of:=[.X67]/([.R67]+[.P67])*100" office:value-type="float" office:value="5.33180285529808" calcext:value-type="float">
            <text:p>5,33</text:p>
          </table:table-cell>
          <table:table-cell table:number-columns-repeated="999"/>
        </table:table-row>
        <table:table-row table:style-name="ro1">
          <table:table-cell table:style-name="ce3"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5" table:number-columns-repeated="2"/>
          <table:table-cell table:style-name="ce15" office:value-type="string" calcext:value-type="string">
            <text:p>GRUG</text:p>
          </table:table-cell>
          <table:table-cell table:style-name="ce20"/>
          <table:table-cell table:style-name="ce7" table:number-columns-repeated="2"/>
          <table:table-cell table:style-name="ce6" office:value-type="string" calcext:value-type="string">
            <text:p>CC</text:p>
          </table:table-cell>
          <table:table-cell table:style-name="ce6" table:number-columns-repeated="6"/>
          <table:table-cell table:style-name="ce28" table:number-columns-repeated="2"/>
          <table:table-cell table:style-name="ce6" table:number-columns-repeated="2"/>
          <table:table-cell table:style-name="ce29"/>
          <table:table-cell table:style-name="ce6"/>
          <table:table-cell table:style-name="ce29"/>
          <table:table-cell table:number-columns-repeated="999"/>
        </table:table-row>
        <table:table-row table:style-name="ro1">
          <table:table-cell table:style-name="ce3" office:value-type="string" calcext:value-type="string">
            <text:p>ur</text:p>
          </table:table-cell>
          <table:table-cell table:style-name="ce7" office:value-type="string" calcext:value-type="string">
            <text:p>Urdu</text:p>
          </table:table-cell>
          <table:table-cell table:style-name="ce10" office:value-type="string" calcext:value-type="string">
            <text:p>hydt05</text:p>
          </table:table-cell>
          <table:table-cell table:style-name="ce7" office:value-type="string" calcext:value-type="string">
            <text:p>HyDT</text:p>
          </table:table-cell>
          <table:table-cell table:style-name="ce13"/>
          <table:table-cell table:style-name="ce15" table:number-columns-repeated="3"/>
          <table:table-cell table:style-name="ce20"/>
          <table:table-cell table:style-name="ce7"/>
          <table:table-cell table:style-name="ce7" office:value-type="string" calcext:value-type="string">
            <text:p>not released; Dipti Misra Sharma?</text:p>
          </table:table-cell>
          <table:table-cell table:style-name="ce6" table:number-columns-repeated="7"/>
          <table:table-cell table:style-name="ce28" table:formula="of:=[.O69]/[.U69]*100" office:value-type="string" office:string-value="#DIV/0!" calcext:value-type="error">
            <text:p>#DIV/0!</text:p>
          </table:table-cell>
          <table:table-cell table:style-name="ce28" table:formula="of:=[.Q69]/[.U69]*100" office:value-type="string" office:string-value="#DIV/0!" calcext:value-type="error">
            <text:p>#DIV/0!</text:p>
          </table:table-cell>
          <table:table-cell table:style-name="ce6" table:formula="of:=[.O69]+[.Q69]" office:value-type="float" office:value="0" calcext:value-type="float">
            <text:p>0</text:p>
          </table:table-cell>
          <table:table-cell table:style-name="ce6" table:formula="of:=[.P69]+[.R69]" office:value-type="float" office:value="0" calcext:value-type="float">
            <text:p>0</text:p>
          </table:table-cell>
          <table:table-cell table:style-name="ce29" table:formula="of:=([.P69]+[.R69])/([.O69]+[.Q69])" office:value-type="string" office:string-value="#DIV/0!" calcext:value-type="error">
            <text:p>#DIV/0!</text:p>
          </table:table-cell>
          <table:table-cell table:style-name="ce6"/>
          <table:table-cell table:style-name="ce29" table:formula="of:=[.X69]/([.R69]+[.P69])*100" office:value-type="string" office:string-value="#DIV/0!" calcext:value-type="error">
            <text:p>#DIV/0!</text:p>
          </table:table-cell>
          <table:table-cell table:number-columns-repeated="999"/>
        </table:table-row>
        <table:table-row table:style-name="ro1" table:number-rows-repeated="1048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5">00.00.0000</text:date>, <text:time style:data-style-name="N2" text:time-value="0000-00-00T11:05:48.6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05T21:05:58.630000000</dc:date>
    <meta:editing-cycles>158</meta:editing-cycles>
    <meta:editing-duration>P1DT16H8M38S</meta:editing-duration>
    <meta:document-statistic meta:table-count="1" meta:cell-count="1162" meta:object-count="0"/>
  </office:meta>
</office:document-meta>
</file>